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4700000087188D0F1C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none"/>
    </style:style>
    <style:style style:name="Table1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none"/>
    </style:style>
    <style:style style:name="Table1.C2" style:family="table-cell">
      <style:table-cell-properties fo:padding="0.0382in" fo:border-left="0.0007in solid #000000" fo:border-right="0.0007in solid #000000" fo:border-top="none" fo:border-bottom="none"/>
    </style:style>
    <style:style style:name="Table1.A9" style:family="table-cell">
      <style:table-cell-properties fo:padding="0.0382in" fo:border-left="0.0007in solid #000000" fo:border-right="none" fo:border-top="none" fo:border-bottom="0.0007in solid #00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6" text:outline-level="6">Use Math.max with an array!</text:h>
      <text:p text:style-name="Text_20_body">var a = [1, 2, 3];</text:p>
      <text:p text:style-name="Text_20_body">var max = YOUR_CODE_HERE</text:p>
      <text:h text:style-name="Heading_20_6" text:outline-level="6">What are the mistakes here?</text:h>
      <text:p text:style-name="Text_20_body">An excerpt from liferay-portal-src-6.1.10-ee-ga1\portal-web\docroot\html\taglib\ui\social_bookmark\plusone.jsp</text:p>
      <text:p text:style-name="Text_20_body"><draw:frame draw:style-name="fr1" draw:name="graphics6" text:anchor-type="paragraph" svg:width="6.6929in" svg:height="0.8252in" draw:z-index="0"><draw:image xlink:href="Pictures/100000000000044700000087188D0F1C.png" xlink:type="simple" xlink:show="embed" xlink:actuate="onLoad"/></draw:frame>There are at least two big mistakes here. You do not need to know liferay nor google plusone, only JavaScript to point to these two misuses of JavaScript/html tags.</text:p>
      <text:p text:style-name="Text_20_body">Hint: JSP code is OK, so text between &lt;% and %&gt; is good.</text:p>
      <text:p text:style-name="Text_20_body">Misuse 1:</text:p>
      <text:p text:style-name="Text_20_body">Misuse 2:</text:p>
      <text:h text:style-name="Heading_20_6" text:outline-level="6">Try to find out what are the output values. After guessing, try it in js console: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ext_20_body">Value</text:p>
          </table:table-cell>
          <table:table-cell table:style-name="Table1.A1" office:value-type="string">
            <text:p text:style-name="Text_20_body">guess</text:p>
          </table:table-cell>
          <table:table-cell table:style-name="Table1.C1" office:value-type="string">
            <text:p text:style-name="Text_20_body">try</text:p>
          </table:table-cell>
        </table:table-row>
        <table:table-row>
          <table:table-cell table:style-name="Table1.A2" office:value-type="string">
            <text:p text:style-name="Standard">[] + []</text:p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[] + {}</text:p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{} + []</text:p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{} + {}</text:p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Array(10).toString()</text:p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Array(10).join("x")</text:p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Array(10).join("x"+1)</text:p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9" office:value-type="string">
            <text:p text:style-name="Standard">Array(10).join("x"-1)</text:p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Text_20_body">Thank you for @garybernhardt, “A lightning talk by Gary Bernhardt from CodeMash 2012 “ wat, <text:a xlink:type="simple" xlink:href="http://www.destroyallsoftware.com/">www.destroyallsoftware.com</text:a></text:p>
      <text:h text:style-name="Heading_20_6" text:outline-level="6">Fill in the w3school js test and write down all the bad questions/answers here</text:h>
      <text:p text:style-name="Text_20_body"><text:a xlink:type="simple" xlink:href="http://www.w3schools.com/quiztest/quiztest.asp?qtest=JavaScript">http://www.w3schools.com/quiztest/quiztest.asp?qtest=JavaScript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suffix=")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JavaScript Basics III by Péter Borkuti<text:tab/><text:tab/><text:page-count>1</text:page-count>/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éter </meta:initial-creator>
    <meta:creation-date>2013-04-19T21:48:18.07</meta:creation-date>
    <dc:date>2013-06-13T14:32:04.43</dc:date>
    <meta:editing-duration>PT7H30M35S</meta:editing-duration>
    <meta:editing-cycles>8</meta:editing-cycles>
    <meta:generator>OpenOffice.org/3.4.1$Win32 OpenOffice.org_project/341m1$Build-9593</meta:generator>
    <meta:document-statistic meta:table-count="1" meta:image-count="1" meta:object-count="0" meta:page-count="1" meta:paragraph-count="25" meta:word-count="147" meta:character-count="953"/>
  </office:meta>
</office:document-meta>
</file>